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Model.lookupSort( String sort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Model.getSortDirection( String sort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Model.isPrimarySort( String sort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rtModel.getSo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Model.setSortStrategy( SortStrategy sor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Model.isSorted( String sort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Model.SortModel( List so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Model.getSor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Model.findSort( String sortExpr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